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/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ÓM TẮT NỘI DUNG LEARNING C/C++</text:p>
      <text:p text:style-name="P1"/>
      <text:p text:style-name="P2"><text:span text:style-name="T2">Tài liệu tham khảo</text:span>: Kyle Loudon - Mastering Algorithms with C (1999)</text:p>
      <text:p text:style-name="P2"><text:span text:style-name="T2">Link</text:span>: <text:a xlink:type="simple" xlink:href="http://93.174.95.29/_ads/076CD951D6E6788ED48B95C1E99830AD" text:style-name="Internet_20_link" text:visited-style-name="Visited_20_Internet_20_Link"><text:span text:style-name="T1">http://93.174.95.29/_ads/076CD951D6E6788ED48B95C1E99830AD</text:span></text:a></text:p>
      <text:p text:style-name="P2"/>
      <text:list xml:id="list8589174536487661250" text:style-name="L1">
        <text:list-item>
          <text:p text:style-name="P3">Các khái niệm cơ bản:</text:p>
          <text:p text:style-name="P3">1.1. Con trỏ: biến động được cấp phát </text:p>
          <text:p text:style-name="P3">1.2. Đệ quy:</text:p>
          <text:p text:style-name="P3">1.3. Độ phức tạp của thuật toán:</text:p>
        </text:list-item>
        <text:list-item>
          <text:p text:style-name="P3">Cấu trúc dữ liệu:</text:p>
          <text:p text:style-name="P3">2.1. Linked Lists</text:p>
          <text:p text:style-name="P3">2.2. Stack and Queue</text:p>
          <text:p text:style-name="P3">2.3. Sets</text:p>
          <text:p text:style-name="P3">2.4. Hash Tables</text:p>
          <text:p text:style-name="P3">2.5. Trees</text:p>
          <text:p text:style-name="P3">2.6. Heaps and Priority Queues</text:p>
          <text:p text:style-name="P3">2.7. Graphs</text:p>
        </text:list-item>
        <text:list-item>
          <text:p text:style-name="P3">Thuật toán:</text:p>
          <text:p text:style-name="P3">3.1 Tìm kiếm và sắp xếp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15T09:38:18.03</meta:creation-date>
    <dc:date>2019-11-15T15:12:56.49</dc:date>
    <meta:editing-duration>PT1M36S</meta:editing-duration>
    <meta:editing-cycles>4</meta:editing-cycles>
    <meta:generator>OpenOffice/4.1.5$Win32 OpenOffice.org_project/415m1$Build-9789</meta:generator>
    <meta:document-statistic meta:table-count="0" meta:image-count="0" meta:object-count="0" meta:page-count="1" meta:paragraph-count="17" meta:word-count="79" meta:character-count="435"/>
  </office:meta>
</office:document-meta>
</file>